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431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empid</text:p>
          </table:table-cell>
          <table:table-cell table:style-name="ce1" office:value-type="string" calcext:value-type="string">
            <text:p>emp name</text:p>
          </table:table-cell>
          <table:table-cell table:style-name="ce1" office:value-type="string" calcext:value-type="string">
            <text:p>DOJ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Depart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yal</text:p>
          </table:table-cell>
          <table:table-cell table:style-name="ce3" office:value-type="date" office:date-value="2023-01-12" calcext:value-type="date">
            <text:p>12/01/23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njusha</text:p>
          </table:table-cell>
          <table:table-cell table:style-name="ce3" office:value-type="date" office:date-value="2023-10-12" calcext:value-type="date">
            <text:p>12/10/23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bhishri</text:p>
          </table:table-cell>
          <table:table-cell table:style-name="ce3" office:value-type="date" office:date-value="2022-11-12" calcext:value-type="date">
            <text:p>12/11/22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anket</text:p>
          </table:table-cell>
          <table:table-cell table:style-name="ce3" office:value-type="date" office:date-value="2020-09-13" calcext:value-type="date">
            <text:p>13/09/20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Electronic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shakha</text:p>
          </table:table-cell>
          <table:table-cell table:style-name="ce3" office:value-type="date" office:date-value="2023-01-12" calcext:value-type="date">
            <text:p>12/01/23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Civi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omal</text:p>
          </table:table-cell>
          <table:table-cell table:style-name="ce3" office:value-type="date" office:date-value="2020-09-13" calcext:value-type="date">
            <text:p>13/09/20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Mechanica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nika</text:p>
          </table:table-cell>
          <table:table-cell table:style-name="ce3" office:value-type="date" office:date-value="2023-01-12" calcext:value-type="date">
            <text:p>12/01/23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ucha</text:p>
          </table:table-cell>
          <table:table-cell table:style-name="ce3" office:value-type="date" office:date-value="2020-09-13" calcext:value-type="date">
            <text:p>13/09/20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nehal</text:p>
          </table:table-cell>
          <table:table-cell table:style-name="ce3" office:value-type="date" office:date-value="2023-10-12" calcext:value-type="date">
            <text:p>12/10/23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Electronic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hivani</text:p>
          </table:table-cell>
          <table:table-cell table:style-name="ce3" office:value-type="date" office:date-value="2023-01-12" calcext:value-type="date">
            <text:p>12/01/23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Yogita</text:p>
          </table:table-cell>
          <table:table-cell table:style-name="ce3" office:value-type="date" office:date-value="2023-01-12" calcext:value-type="date">
            <text:p>12/01/23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ushka</text:p>
          </table:table-cell>
          <table:table-cell table:style-name="ce3" office:value-type="date" office:date-value="2023-10-12" calcext:value-type="date">
            <text:p>12/10/23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Electronic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arika</text:p>
          </table:table-cell>
          <table:table-cell table:style-name="ce3" office:value-type="date" office:date-value="2022-11-12" calcext:value-type="date">
            <text:p>12/11/22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Civil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unita</text:p>
          </table:table-cell>
          <table:table-cell table:style-name="ce3" office:value-type="date" office:date-value="2020-09-13" calcext:value-type="date">
            <text:p>13/09/20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Mechanical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anjana</text:p>
          </table:table-cell>
          <table:table-cell table:style-name="ce3" office:value-type="date" office:date-value="2023-01-12" calcext:value-type="date">
            <text:p>12/01/23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CA</text:p>
          </table:table-cell>
        </table:table-row>
        <table:table-row table:style-name="ro2" table:number-rows-repeated="104855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11:14:35.471869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3:24:27.182207711</meta:creation-date>
    <dc:date>2024-02-15T11:29:50.031178877</dc:date>
    <meta:editing-duration>PT22M8S</meta:editing-duration>
    <meta:editing-cycles>3</meta:editing-cycles>
    <meta:generator>LibreOffice/6.4.7.2$Linux_X86_64 LibreOffice_project/40$Build-2</meta:generator>
    <meta:document-statistic meta:table-count="1" meta:cell-count="80" meta:object-count="0"/>
  </office:meta>
</office:document-meta>
</file>